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1aa" officeooo:paragraph-rsid="001211aa"/>
    </style:style>
    <style:style style:name="P2" style:family="paragraph" style:parent-style-name="Standard">
      <style:text-properties officeooo:rsid="0012d811" officeooo:paragraph-rsid="0012d811"/>
    </style:style>
    <style:style style:name="P3" style:family="paragraph" style:parent-style-name="Standard">
      <style:text-properties officeooo:rsid="0013691e" officeooo:paragraph-rsid="0013691e"/>
    </style:style>
    <style:style style:name="P4" style:family="paragraph" style:parent-style-name="Standard">
      <style:text-properties officeooo:rsid="0013a530" officeooo:paragraph-rsid="0013a530"/>
    </style:style>
    <style:style style:name="P5" style:family="paragraph" style:parent-style-name="Standard">
      <style:text-properties officeooo:rsid="00144163" officeooo:paragraph-rsid="00144163"/>
    </style:style>
    <style:style style:name="P6" style:family="paragraph" style:parent-style-name="Standard">
      <style:text-properties officeooo:rsid="0016dd9d" officeooo:paragraph-rsid="0016dd9d"/>
    </style:style>
    <style:style style:name="P7" style:family="paragraph" style:parent-style-name="Standard">
      <style:text-properties officeooo:rsid="00174e10" officeooo:paragraph-rsid="00174e10"/>
    </style:style>
    <style:style style:name="P8" style:family="paragraph" style:parent-style-name="Standard">
      <style:text-properties officeooo:rsid="0018f14d" officeooo:paragraph-rsid="0018f14d"/>
    </style:style>
    <style:style style:name="P9" style:family="paragraph" style:parent-style-name="Standard">
      <style:text-properties officeooo:rsid="00161186" officeooo:paragraph-rsid="0012d811"/>
    </style:style>
    <style:style style:name="P10" style:family="paragraph" style:parent-style-name="Standard">
      <style:text-properties officeooo:rsid="0013a530" officeooo:paragraph-rsid="0013a530"/>
    </style:style>
    <style:style style:name="P11" style:family="paragraph" style:parent-style-name="Standard">
      <style:text-properties officeooo:rsid="00192d2b" officeooo:paragraph-rsid="00192d2b"/>
    </style:style>
    <style:style style:name="P12" style:family="paragraph" style:parent-style-name="Standard">
      <style:text-properties officeooo:rsid="00192d2b" officeooo:paragraph-rsid="001b84f2"/>
    </style:style>
    <style:style style:name="T1" style:family="text">
      <style:text-properties officeooo:rsid="0019177a"/>
    </style:style>
    <style:style style:name="T2" style:family="text">
      <style:text-properties officeooo:rsid="00144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→ controler si mail ou pass vide → backend plante !!</text:p>
      <text:p text:style-name="P1"/>
      <text:p text:style-name="P1">lien modifier a droite de la photo → voir pour alignement en hauteur.</text:p>
      <text:p text:style-name="P1"/>
      <text:p text:style-name="P2">Dans la JS de gestion de la modal ajouter le code pour gerer les lien en ‘#’ utiliser pour les bouttons modifier sans effet.</text:p>
      <text:p text:style-name="P2"/>
      <text:p text:style-name="P9"/>
      <text:p text:style-name="P3"/>
      <text:p text:style-name="P4">Verifier login.html plein de bug ?? <text:span text:style-name="T1">pas sur a voir</text:span></text:p>
      <text:p text:style-name="P4"/>
      <text:p text:style-name="P4"/>
      <text:p text:style-name="P5"/>
      <text:p text:style-name="P5"/>
      <text:p text:style-name="P6">eviter les VAR et avoier au fonction</text:p>
      <text:p text:style-name="P6"/>
      <text:p text:style-name="P7"/>
      <text:p text:style-name="P8">voir si possible quand quitte le navigateur de logout auto !</text:p>
      <text:p text:style-name="P8"/>
      <text:p text:style-name="P12">Faire l’ajout de travaux <text:s/>→ <text:span text:style-name="T2">code html ajout work dans modal</text:span></text:p>
      <text:p text:style-name="P11"/>
      <text:p text:style-name="P11">preparer le support de present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3T11:39:58.227413032</dc:date>
    <meta:editing-duration>PT2H56M50S</meta:editing-duration>
    <meta:editing-cycles>11</meta:editing-cycles>
    <meta:document-statistic meta:table-count="0" meta:image-count="0" meta:object-count="0" meta:page-count="1" meta:paragraph-count="8" meta:word-count="93" meta:character-count="491" meta:non-whitespace-character-count="405"/>
  </office:meta>
</office:document-meta>
</file>